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5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1922864" text:id="ct2919228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2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30_12475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2">/] XXX 20200630_125712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2">/] XXX 20200701_16590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2">/] XXX 20200703_16435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 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--יַנְחִיל 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נִסְפֶּה, בְּלֹא מִשְׁפָּט.<text:tab/>23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 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<text:soft-page-break/>נַפְשׁוֹ; <text:s text:c="3"/>וּבֶטֶן רְשָׁעִים תֶּחְסָ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291922864"/></text:p>
      <text:p text:style-name="P7"><text:soft-page-break/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2743333470716433205" text:style-name="L1">
        <text:list-item>
          <text:p text:style-name="P27">time label ==&gt; paste</text:p>
        </text:list-item>
        <text:list-item>
          <text:p text:style-name="P27">“@@@” ==&gt; move to → at the bottom of the doc area</text:p>
        </text:list-item>
        <text:list-item>
          <text:p text:style-name="P27">DUP : template</text:p>
        </text:list-item>
        <text:list-item>
          <text:p text:style-name="P27">close</text:p>
          <text:list>
            <text:list-item>
              <text:p text:style-name="P27">web pages</text:p>
            </text:list-item>
            <text:list-item>
              <text:p text:style-name="P27">sheet file</text:p>
            </text:list-item>
            <text:list-item>
              <text:p text:style-name="P27">folders (if any)</text:p>
            </text:list-item>
            <text:list-item>
              <text:p text:style-name="P2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ext:soft-page-break/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9195714782738988648" text:style-name="L2">
              <text:list-item>
                <text:p text:style-name="P34">right-click &gt; r &gt; i &gt; <text:span text:style-name="T8">↑ &gt; Ret (inset rows)</text:span></text:p>
                <text:list>
                  <text:list-item>
                    <text:p text:style-name="P35">enter “a” x 3 (marker)</text:p>
                  </text:list-item>
                  <text:list-item>
                    <text:p text:style-name="P35">M – w &gt; a (new window)</text:p>
                  </text:list-item>
                </text:list>
              </text:list-item>
              <text:list-item>
                <text:p text:style-name="P35">C – f &gt; “@”x3 &gt; Ret (find “@”x3)</text:p>
                <text:list>
                  <text:list-item>
                    <text:p text:style-name="P35">C – x (cut)</text:p>
                  </text:list-item>
                  <text:list-item>
                    <text:p text:style-name="P35">C – f &gt; “a” x 3 &gt; Ret &gt; C – v (find, paste)</text:p>
                  </text:list-item>
                </text:list>
              </text:list-item>
              <text:list-item>
                <text:p text:style-name="P35">C – f &gt; “]” &gt; Ret (find “template”)</text:p>
                <text:list>
                  <text:list-item>
                    <text:p text:style-name="P35">select ==&gt; cells</text:p>
                  </text:list-item>
                  <text:list-item>
                    <text:p text:style-name="P35">C – c &gt; C – Home &gt; C – f &gt; “@” x 3 (copy, find label)</text:p>
                  </text:list-item>
                  <text:list-item>
                    <text:p text:style-name="P35">C - ← x 2 &gt; ↑ <text:s/>(navigation)</text:p>
                  </text:list-item>
                </text:list>
              </text:list-item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6559708691999831536" text:style-name="L3">
              <text:list-item>
                <text:p text:style-name="P36">in a cell</text:p>
                <text:list>
                  <text:list-item>
                    <text:p text:style-name="P36">C – End</text:p>
                  </text:list-item>
                  <text:list-item>
                    <text:p text:style-name="P36">Right click &gt; r &gt; i &gt; C – a &gt; 7 &gt; Ret (insert rows)</text:p>
                  </text:list-item>
                </text:list>
              </text:list-item>
              <text:list-item>
                <text:p text:style-name="P36">template ==&gt; C/P</text:p>
              </text:list-item>
              <text:list-item>
                <text:p text:style-name="P36">enter ==&gt; verse number</text:p>
                <text:list>
                  <text:list-item>
                    <text:p text:style-name="P36">copy → trunk string</text:p>
                  </text:list-item>
                  <text:list-item>
                    <text:p text:style-name="P36">↓ &gt; C – v &gt; number &gt; Ret &gt; ↓</text:p>
                  </text:list-item>
                </text:list>
              </text:list-item>
              <text:list-item>
                <text:p text:style-name="P36">text ==&gt; C/P</text:p>
              </text:list-item>
              <text:list-item>
                <text:p text:style-name="P36">select ==&gt; string</text:p>
                <text:list>
                  <text:list-item>
                    <text:p text:style-name="P36">click on the right side of a numbering char</text:p>
                  </text:list-item>
                  <text:list-item>
                    <text:p text:style-name="P36">S – X (X = any char in the first line of the target text)</text:p>
                  </text:list-item>
                  <text:list-item>
                    <text:p text:style-name="P36">S – End (select the whole text area)</text:p>
                  </text:list-item>
                  <text:list-item>
                    <text:p text:style-name="P36">C – x (cut)</text:p>
                  </text:list-item>
                  <text:list-item>
                    <text:p text:style-name="P36">Tab (back)</text:p>
                  </text:list-item>
                  <text:list-item>
                    <text:p text:style-name="P36"><text:soft-page-break/>C – v</text:p>
                  </text:list-item>
                  <text:list-item>
                    <text:p text:style-name="P36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05T17:45:05.36</dc:date>
    <dc:creator>iwabuchi ken</dc:creator>
    <meta:editing-duration>P6DT11H11M4S</meta:editing-duration>
    <meta:editing-cycles>484</meta:editing-cycles>
    <meta:generator>OpenOffice/4.1.3$Win32 OpenOffice.org_project/413m1$Build-9783</meta:generator>
    <meta:document-statistic meta:table-count="11" meta:image-count="0" meta:object-count="0" meta:page-count="28" meta:paragraph-count="663" meta:word-count="3956" meta:character-count="18560"/>
  </office:meta>
</office:document-meta>
</file>